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mandLine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AbstractCommandLineEnvironment( String uri , String view , File 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mmandLineEnvironmen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getOutputStream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mmandLineEnvironment.AbstractCommandLineEnvironment( String uri , Map attributes , Map parameters , Map headers , String view , File context , CommandLineContext cli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mmandLine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mandLineEnvironment.initCliEnvironment(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mmandLineEnvironment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mmandLineEnvironment.redirect( boolean sessionmode , String newUR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